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4000003FA82DD7C019D46428D.png" manifest:media-type="image/png"/>
  <manifest:file-entry manifest:full-path="Pictures/100002010000072F000003F433F14C740E965EA5.png" manifest:media-type="image/png"/>
  <manifest:file-entry manifest:full-path="Pictures/1000020100000736000003FB20CB9F172040F4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3322" officeooo:paragraph-rsid="000b33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0cm" svg:y="1.007cm" svg:width="17.59cm" svg:height="9.708cm" draw:z-index="0"><draw:image xlink:href="Pictures/1000020100000736000003FB20CB9F172040F4C2.png" xlink:type="simple" xlink:show="embed" xlink:actuate="onLoad" loext:mime-type="image/png"/></draw:frame>Para coseno</text:p>
      <text:p text:style-name="P1"/>
      <text:p text:style-name="P1"/>
      <text:p text:style-name="P1"/>
      <text:p text:style-name="P1">Para seno</text:p>
      <text:p text:style-name="P1"><draw:frame draw:style-name="fr2" draw:name="Imagen2" text:anchor-type="char" svg:x="0cm" svg:y="0.27cm" svg:width="17.59cm" svg:height="9.678cm" draw:z-index="1"><draw:image xlink:href="Pictures/100002010000072F000003F433F14C740E965EA5.png" xlink:type="simple" xlink:show="embed" xlink:actuate="onLoad" loext:mime-type="image/png"/></draw:frame></text:p>
      <text:p text:style-name="P1"/>
      <text:p text:style-name="P1"/>
      <text:p text:style-name="P1"><text:soft-page-break/>Para una constante</text:p>
      <text:p text:style-name="P1"><draw:frame draw:style-name="fr1" draw:name="Imagen3" text:anchor-type="char" svg:width="17.59cm" svg:height="9.71cm" draw:z-index="2"><draw:image xlink:href="Pictures/1000020100000734000003FA82DD7C019D46428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0T17:02:51.869599154</meta:creation-date>
    <dc:date>2023-01-20T17:10:03.809034133</dc:date>
    <meta:editing-duration>PT7M12S</meta:editing-duration>
    <meta:editing-cycles>1</meta:editing-cycles>
    <meta:generator>LibreOffice/6.4.7.2$Linux_X86_64 LibreOffice_project/40$Build-2</meta:generator>
    <meta:document-statistic meta:table-count="0" meta:image-count="3" meta:object-count="0" meta:page-count="2" meta:paragraph-count="3" meta:word-count="7" meta:character-count="38" meta:non-whitespace-character-count="34"/>
  </office:meta>
</office:document-meta>
</file>